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space-before="0.0in" text:min-label-width="0.4in"/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Programación Aplicada [C#] 1er Parcial</text:p>
      <text:p text:style-name="Author">Benjamín Juárez</text:p>
      <text:p text:style-name="Date">3 de Julio, 2020</text:p>
      <text:list text:style-name="L1">
        <text:list-item>
          <text:p text:style-name="P1">Generar un programa que imprima un mensaje que diga : <text:span text:style-name="Source_Text">'bienvenidos al programa del primer parcial'</text:span></text:p>
        </text:list-item>
        <text:list-item>
          <text:p text:style-name="P1">El mismo deberá pedir al usuario que <text:span text:style-name="Source_Text">ingrese dos números enteros</text:span> (validar el ingreso)<text:line-break/>Luego <text:span text:style-name="Source_Text">imprimir</text:span> el mayor de ambos, la suma de ambos y el promedio de ambos<text:line-break/>Si son iguales, <text:span text:style-name="Source_Text">imprimir</text:span> la suma de ambos elevado al cuadrado (Math.Pow())</text:p>
        </text:list-item>
        <text:list-item>
          <text:p text:style-name="P1">Pedir que el usuario <text:span text:style-name="Source_Text">ingrese una variable llamada max</text:span>,<text:line-break/>y luego <text:span text:style-name="Source_Text">imprimir todos los números</text:span> del 1 al max (inclusive)</text:p>
        </text:list-item>
        <text:list-item>
          <text:p text:style-name="P1">Al finalizar, <text:span text:style-name="Source_Text">preguntar</text:span> al usuario si desea limpiar la consola</text:p>
        </text:list-item>
        <text:list-item>
          <text:p text:style-name="P1"><text:span text:style-name="Source_Text">Preguntar</text:span> al usuario si desea volver a ejecutar el programa o salir</text:p>
        </text:list-item>
      </text:list>
      <text:p text:style-name="Horizontal_20_Line"/>
      <text:p text:style-name="P2">using System;</text:p>
      <text:p text:style-name="P3"><text:s text:c="20"/></text:p>
      <text:p text:style-name="P4">public class Program</text:p>
      <text:p text:style-name="P5">{</text:p>
      <text:p text:style-name="P6"><text:s text:c="4"/>public static void Main()</text:p>
      <text:p text:style-name="P7"><text:s text:c="4"/>{</text:p>
      <text:p text:style-name="P8"><text:s text:c="8"/>Console.WriteLine("Bienvenidos al programa del Primer Parcial");</text:p>
      <text:p text:style-name="P9"><text:s text:c="8"/>Console.WriteLine("Ingrese 2 números enteros");</text:p>
      <text:p text:style-name="P10"><text:s text:c="4"/>}</text:p>
      <text:p text:style-name="P1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gramación Aplicada [C#] 1er Parcial</dc:title>
  </office:meta>
</office:document-meta>
</file>